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DE ACEPTACION: Gestionar copias de seguridad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</text:p>
        </text:list-item>
      </text:list>
      <text:p text:style-name="Standard"><text:tab/>- Backups</text:p>
      <text:p text:style-name="Standard"/>
      <text:list text:style-name="L1" text:continue-numbering="true">
        <text:list-item>
          <text:p text:style-name="P9">Funciones</text:p>
        </text:list-item>
      </text:list>
      <text:p text:style-name="Standard"><text:tab/>Añadir y restaurar 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P10"><text:tab/><text:span text:style-name="T1">Se probara añadir una copia de seguridad, conectar un cliente y realizar un cambio sobre el proyecto, desconectar al cliente, restaurar la copia de seguridad y conectar el cliente; El cambio que hize el cliente no debe aparecer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David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rge Cuadrado</meta:initial-creator>
    <meta:creation-date>2007-02-07T12:49:31</meta:creation-date>
    <dc:creator>David Cuadrado</dc:creator>
    <dc:date>2007-02-07T14:24:09</dc:date>
    <dc:language>es-CO</dc:language>
    <meta:editing-cycles>21</meta:editing-cycles>
    <meta:editing-duration>PT15M39S</meta:editing-duration>
    <meta:template xlink:type="simple" xlink:actuate="onRequest" xlink:role="template" xlink:href="../../../../../../../.openoffice.org2/user/template/ktoon_prueba_de_aceptacion.ott" xlink:title="ktoon_prueba_de_aceptacion" meta:date="2007-02-07T12:49:30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1" meta:word-count="79" meta:character-count="530"/>
  </office:meta>
</office:document-meta>
</file>